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07.test_context_value_filter_not_eff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ssue1307.process( Object objec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307.process( BeanContext beanContext , Object obj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307.test_context_value_filter_eff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